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roman" style:font-pitch="variable"/>
    <style:font-face style:name="WenQuanYi Zen Hei1" svg:font-family="'WenQuanYi Zen Hei'" style:font-family-generic="system" style:font-pitch="variable"/>
  </office:font-face-decls>
  <office:automatic-styles>
    <style:style style:name="dp1" style:family="drawing-page">
      <style:drawing-page-properties draw:fill="solid" draw:fill-color="#666666"/>
    </style:style>
    <style:style style:name="gr1" style:family="graphic" style:parent-style-name="standard">
      <style:graphic-properties draw:stroke="none" svg:stroke-color="#ffffff" draw:fill="none" draw:fill-color="#ffffff" fo:min-height="3.83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62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18cm" fo:min-width="6.028cm" style:writing-mode="lr-tb"/>
      <style:paragraph-properties style:writing-mode="lr-tb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0.32cm" fo:min-width="3.018cm"/>
    </style:style>
    <style:style style:name="gr6" style:family="graphic" style:parent-style-name="standard">
      <style:graphic-properties draw:fill-color="#333333" draw:textarea-horizontal-align="justify" draw:textarea-vertical-align="middle" draw:auto-grow-height="false" fo:min-height="1.266cm" fo:min-width="1.065cm"/>
    </style:style>
    <style:style style:name="gr7" style:family="graphic" style:parent-style-name="standard">
      <style:graphic-properties draw:fill-color="#ff0000" draw:textarea-horizontal-align="justify" draw:textarea-vertical-align="middle" draw:auto-grow-height="false" fo:min-height="0.32cm" fo:min-width="3.018cm"/>
    </style:style>
    <style:style style:name="P1" style:family="paragraph">
      <loext:graphic-properties draw:fill="none" draw:fill-color="#ffffff"/>
      <style:text-properties fo:color="#ffffff" loext:opacity="100%" loext:color-lum-mod="100%" loext:color-lum-off="0%" fo:font-size="19.2999992370605pt"/>
    </style:style>
    <style:style style:name="P2" style:family="paragraph">
      <style:paragraph-properties fo:text-align="center"/>
      <style:text-properties fo:font-size="19.2999992370605pt"/>
    </style:style>
    <style:style style:name="P3" style:family="paragraph">
      <style:paragraph-properties fo:text-align="center" style:writing-mode="lr-tb"/>
      <style:text-properties fo:font-size="19.2999992370605pt"/>
    </style:style>
    <style:style style:name="P4" style:family="paragraph">
      <loext:graphic-properties draw:fill-color="#81d41a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T1" style:family="text">
      <style:text-properties fo:color="#ffffff" loext:opacity="100%" fo:font-size="80pt" style:font-size-asian="80pt" style:font-size-complex="80pt"/>
    </style:style>
    <style:style style:name="T2" style:family="text">
      <style:text-properties fo:color="#ffffff" loext:opacity="100%" fo:font-size="54pt" style:font-size-asian="54pt" style:font-size-complex="54pt"/>
    </style:style>
    <style:style style:name="T3" style:family="text">
      <style:text-properties fo:color="#ffffff" loext:opacity="100%" fo:font-size="19.2999992370605pt"/>
    </style:style>
    <style:style style:name="T4" style:family="text">
      <style:text-properties fo:font-size="19.299999237060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18cm" svg:height="4.082cm" svg:x="6.355cm" svg:y="0.804cm">
          <draw:text-box>
            <text:p><text:span text:style-name="T1">TITLE</text:span></text:p>
          </draw:text-box>
        </draw:frame>
        <draw:frame draw:style-name="gr2" draw:text-style-name="P1" draw:layer="layout" svg:width="15.593cm" svg:height="2.75cm" svg:x="1.407cm" svg:y="7.75cm">
          <draw:text-box>
            <text:p><text:span text:style-name="T2">Heading 1</text:span></text:p>
          </draw:text-box>
        </draw:frame>
        <draw:frame draw:style-name="gr3" draw:text-style-name="P1" draw:layer="layout" svg:width="5.25cm" svg:height="1.876cm" svg:x="1cm" svg:y="11.25cm">
          <draw:text-box>
            <text:p><text:span text:style-name="T3">Setting 1</text:span></text:p>
          </draw:text-box>
        </draw:frame>
        <draw:frame draw:style-name="gr3" draw:text-style-name="P1" draw:layer="layout" svg:width="5.25cm" svg:height="1.876cm" svg:x="0.828cm" svg:y="15.278cm">
          <draw:text-box>
            <text:p><text:span text:style-name="T3">Setting 2</text:span></text:p>
          </draw:text-box>
        </draw:frame>
        <draw:frame draw:style-name="gr3" draw:text-style-name="P1" draw:layer="layout" svg:width="5.25cm" svg:height="1.876cm" svg:x="0.828cm" svg:y="18.763cm">
          <draw:text-box>
            <text:p><text:span text:style-name="T3">Setting 3</text:span></text:p>
          </draw:text-box>
        </draw:frame>
        <draw:custom-shape draw:style-name="gr4" draw:text-style-name="P3" draw:layer="layout" svg:width="6.632cm" svg:height="1.072cm" svg:x="1.618cm" svg:y="13.25cm">
          <text:p text:style-name="P2"><text:span text:style-name="T4">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632cm" svg:height="1.072cm" svg:x="1.25cm" svg:y="17.678cm">
          <text:p text:style-name="P2"><text:span text:style-name="T4">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632cm" svg:height="1.072cm" svg:x="1.118cm" svg:y="20.928cm">
          <text:p text:style-name="P2"><text:span text:style-name="T4">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5.25cm" svg:height="1.876cm" svg:x="13cm" svg:y="10.874cm">
          <draw:text-box>
            <text:p><text:span text:style-name="T3">Bool 1</text:span></text:p>
          </draw:text-box>
        </draw:frame>
        <draw:frame draw:style-name="gr3" draw:text-style-name="P1" draw:layer="layout" svg:width="5.25cm" svg:height="1.876cm" svg:x="12.75cm" svg:y="16.124cm">
          <draw:text-box>
            <text:p><text:span text:style-name="T3">Bool 2</text:span></text:p>
          </draw:text-box>
        </draw:frame>
        <draw:custom-shape draw:style-name="gr5" draw:text-style-name="P4" draw:layer="layout" svg:width="4.974cm" svg:height="0.804cm" svg:x="12.026cm" svg:y="13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.211cm" svg:height="2.144cm" svg:x="11.987cm" svg:y="12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4.974cm" svg:height="0.804cm" svg:x="11.999cm" svg:y="18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.211cm" svg:height="2.144cm" svg:x="15.039cm" svg:y="1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5.593cm" svg:height="2.75cm" svg:x="0.75cm" svg:y="23.75cm">
          <draw:text-box>
            <text:p><text:span text:style-name="T2">Heading 2</text:span></text:p>
          </draw:text-box>
        </draw:frame>
        <draw:frame draw:style-name="gr2" draw:text-style-name="P1" draw:layer="layout" svg:width="15.593cm" svg:height="2.75cm" svg:x="1.408cm" svg:y="7.75cm">
          <draw:text-box>
            <text:p><text:span text:style-name="T2">Heading 1</text:span></text:p>
          </draw:text-box>
        </draw:frame>
        <draw:custom-shape draw:style-name="gr4" draw:text-style-name="P3" draw:layer="layout" svg:width="6.632cm" svg:height="1.072cm" svg:x="1.75cm" svg:y="28.25cm">
          <text:p text:style-name="P2"><text:span text:style-name="T4">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5.25cm" svg:height="1.876cm" svg:x="2cm" svg:y="26.874cm">
          <draw:text-box>
            <text:p><text:span text:style-name="T3">Setting 4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roman" style:font-pitch="variable"/>
    <style:font-face style:name="WenQuanYi Zen Hei1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WenQuanYi Zen Hei" fo:font-size="24pt" fo:language="en" fo:country="AU" style:font-name-asian="Cantarell" style:font-size-asian="24pt" style:language-asian="zh" style:country-asian="CN" style:font-name-complex="WenQuanYi Zen Hei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WenQuanYi Zen Hei" fo:font-family="'WenQuanYi Zen Hei'" style:font-family-generic="roman" style:font-pitch="variable" fo:font-size="18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09:57:42.323793142</meta:creation-date>
    <dc:date>2023-05-18T10:24:54.938199262</dc:date>
    <meta:editing-duration>PT15M54S</meta:editing-duration>
    <meta:editing-cycles>3</meta:editing-cycles>
    <meta:generator>LibreOffice/7.5.3.2$Linux_X86_64 LibreOffice_project/50$Build-2</meta:generator>
    <meta:document-statistic meta:object-count="18"/>
  </office:meta>
</office:document-meta>
</file>